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0pt" fo:font-weight="normal" officeooo:rsid="00118bdb" style:font-size-asian="10pt" style:font-weight-asian="normal" style:font-size-complex="10pt" style:font-weight-complex="normal"/>
    </style:style>
    <style:style style:name="P3" style:family="paragraph" style:parent-style-name="Preformatted_20_Text">
      <style:text-properties fo:font-size="10pt" fo:font-weight="normal" officeooo:rsid="001756dd" officeooo:paragraph-rsid="001756dd" style:font-size-asian="10pt" style:font-weight-asian="normal" style:font-size-complex="10pt" style:font-weight-complex="normal"/>
    </style:style>
    <style:style style:name="P4" style:family="paragraph" style:parent-style-name="Preformatted_20_Text">
      <style:text-properties fo:font-size="12pt" fo:font-weight="bold" officeooo:paragraph-rsid="00195264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0pt" fo:font-weight="normal" officeooo:rsid="00118bdb" officeooo:paragraph-rsid="00195264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weight="normal" officeooo:rsid="00195264" officeooo:paragraph-rsid="00195264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font-size="12pt" fo:font-weight="bold" officeooo:paragraph-rsid="001a9b5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0pt" fo:font-weight="normal" officeooo:rsid="00195264" officeooo:paragraph-rsid="001b2587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fo:font-size="10pt" fo:font-weight="normal" officeooo:rsid="00195264" officeooo:paragraph-rsid="001a9b5d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fo:font-size="10pt" fo:font-weight="normal" officeooo:rsid="001b2587" officeooo:paragraph-rsid="001cd985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font-size="12pt" fo:font-weight="bold" officeooo:paragraph-rsid="001cd985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font-size="10pt" fo:font-weight="normal" officeooo:rsid="00118bdb" officeooo:paragraph-rsid="001cd985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fo:font-weight="normal" officeooo:rsid="00195264" officeooo:paragraph-rsid="002053d7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fo:font-weight="normal" officeooo:rsid="002053d7" officeooo:paragraph-rsid="002053d7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195264" officeooo:paragraph-rsid="001cd985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font-size="12pt" fo:font-weight="bold" officeooo:paragraph-rsid="0022cf78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font-size="10pt" fo:font-weight="normal" officeooo:rsid="00118bdb" officeooo:paragraph-rsid="0022cf78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0195264" officeooo:paragraph-rsid="0022cf78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font-size="12pt" fo:font-weight="bold" officeooo:paragraph-rsid="00251028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fo:font-size="10pt" fo:font-weight="normal" officeooo:rsid="00118bdb" officeooo:paragraph-rsid="00251028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font-size="10pt" fo:font-weight="normal" officeooo:rsid="00195264" officeooo:paragraph-rsid="00273ab3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font-size="10pt" fo:font-weight="normal" officeooo:rsid="00273ab3" officeooo:paragraph-rsid="00273ab3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195264" officeooo:paragraph-rsid="0028f1ac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2b200d" officeooo:paragraph-rsid="002b200d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02b9ffc" officeooo:paragraph-rsid="002b9ffc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fo:font-size="12pt" fo:font-weight="bold" officeooo:paragraph-rsid="002c3c18" style:font-size-asian="12pt" style:font-weight-asian="bold" style:font-size-complex="12pt" style:font-weight-complex="bold"/>
    </style:style>
    <style:style style:name="P27" style:family="paragraph" style:parent-style-name="Preformatted_20_Text">
      <style:text-properties fo:font-size="10pt" fo:font-weight="normal" officeooo:rsid="00118bdb" officeooo:paragraph-rsid="002c3c18" style:font-size-asian="10pt" style:font-weight-asian="normal" style:font-size-complex="10pt" style:font-weight-complex="normal"/>
    </style:style>
    <style:style style:name="P28" style:family="paragraph" style:parent-style-name="Preformatted_20_Text">
      <style:text-properties fo:font-size="10pt" fo:font-weight="normal" officeooo:rsid="00195264" officeooo:paragraph-rsid="002c3c18" style:font-size-asian="10pt" style:font-weight-asian="normal" style:font-size-complex="10pt" style:font-weight-complex="normal"/>
    </style:style>
    <style:style style:name="P29" style:family="paragraph" style:parent-style-name="Preformatted_20_Text">
      <style:text-properties fo:font-size="10pt" fo:font-weight="normal" officeooo:rsid="002d9da6" officeooo:paragraph-rsid="002d9da6" style:font-size-asian="10pt" style:font-weight-asian="normal" style:font-size-complex="10pt" style:font-weight-complex="normal"/>
    </style:style>
    <style:style style:name="P30" style:family="paragraph" style:parent-style-name="Preformatted_20_Text">
      <style:text-properties fo:font-size="10pt" fo:font-weight="normal" officeooo:rsid="002e60df" officeooo:paragraph-rsid="002e60df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fo:font-size="10pt" fo:font-weight="normal" officeooo:rsid="002f8935" officeooo:paragraph-rsid="002f8935" style:font-size-asian="10pt" style:font-weight-asian="normal" style:font-size-complex="10pt" style:font-weight-complex="normal"/>
    </style:style>
    <style:style style:name="P32" style:family="paragraph" style:parent-style-name="Preformatted_20_Text">
      <style:text-properties fo:font-size="12pt" fo:font-weight="bold" officeooo:paragraph-rsid="0030f6de" style:font-size-asian="12pt" style:font-weight-asian="bold" style:font-size-complex="12pt" style:font-weight-complex="bold"/>
    </style:style>
    <style:style style:name="P33" style:family="paragraph" style:parent-style-name="Preformatted_20_Text">
      <style:text-properties fo:font-size="10pt" fo:font-weight="normal" officeooo:rsid="00118bdb" officeooo:paragraph-rsid="0030f6de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fo:font-size="10pt" fo:font-weight="normal" officeooo:rsid="00195264" officeooo:paragraph-rsid="0030f6de" style:font-size-asian="10pt" style:font-weight-asian="normal" style:font-size-complex="10pt" style:font-weight-complex="normal"/>
    </style:style>
    <style:style style:name="P35" style:family="paragraph" style:parent-style-name="Preformatted_20_Text">
      <style:text-properties fo:font-size="10pt" fo:font-weight="normal" officeooo:rsid="00320430" officeooo:paragraph-rsid="00320430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style:writing-mode="lr-tb"/>
      <style:text-properties fo:font-size="10pt" fo:font-weight="normal" officeooo:rsid="00320430" officeooo:paragraph-rsid="00320430" style:font-size-asian="10pt" style:font-weight-asian="norm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756dd" style:font-size-asian="16pt" style:font-weight-asian="bold" style:font-size-complex="16pt" style:font-weight-complex="bold"/>
    </style:style>
    <style:style style:name="T3" style:family="text">
      <style:text-properties officeooo:rsid="001756dd"/>
    </style:style>
    <style:style style:name="T4" style:family="text">
      <style:text-properties officeooo:rsid="00195264"/>
    </style:style>
    <style:style style:name="T5" style:family="text">
      <style:text-properties officeooo:rsid="001a9b5d"/>
    </style:style>
    <style:style style:name="T6" style:family="text">
      <style:text-properties officeooo:rsid="001b2587"/>
    </style:style>
    <style:style style:name="T7" style:family="text">
      <style:text-properties officeooo:rsid="001cd985"/>
    </style:style>
    <style:style style:name="T8" style:family="text">
      <style:text-properties officeooo:rsid="002033dd"/>
    </style:style>
    <style:style style:name="T9" style:family="text">
      <style:text-properties officeooo:rsid="002053d7"/>
    </style:style>
    <style:style style:name="T10" style:family="text">
      <style:text-properties officeooo:rsid="00219b01"/>
    </style:style>
    <style:style style:name="T11" style:family="text">
      <style:text-properties officeooo:rsid="00251028"/>
    </style:style>
    <style:style style:name="T12" style:family="text">
      <style:text-properties officeooo:rsid="0022cf78"/>
    </style:style>
    <style:style style:name="T13" style:family="text">
      <style:text-properties officeooo:rsid="0023b28a"/>
    </style:style>
    <style:style style:name="T14" style:family="text">
      <style:text-properties officeooo:rsid="0026066f"/>
    </style:style>
    <style:style style:name="T15" style:family="text">
      <style:text-properties officeooo:rsid="0028f1ac"/>
    </style:style>
    <style:style style:name="T16" style:family="text">
      <style:text-properties officeooo:rsid="002c3c18"/>
    </style:style>
    <style:style style:name="T17" style:family="text">
      <style:text-properties officeooo:rsid="002d9da6"/>
    </style:style>
    <style:style style:name="T18" style:family="text">
      <style:text-properties officeooo:rsid="0030f6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Section </text:span><text:span text:style-name="T2">9</text:span><text:span text:style-name="T1"> : </text:span><text:span text:style-name="T2">Model Migration - Seeder</text:span> </text:p>
      <text:p text:style-name="Preformatted_20_Text"/>
      <text:p text:style-name="P1"><text:span text:style-name="T3">30</text:span> – <text:span text:style-name="T3">Migrations</text:span></text:p>
      <text:p text:style-name="P2"/>
      <text:p text:style-name="P3">create migration : php artisan make:migration create_blogs_table</text:p>
      <text:p text:style-name="P3"/>
      <text:p text:style-name="P3"><text:s text:c="4"/>public function up(): void</text:p>
      <text:p text:style-name="P3"><text:s text:c="4"/>{</text:p>
      <text:p text:style-name="P3"><text:s text:c="8"/>Schema::create('blogs', function (Blueprint $table) {</text:p>
      <text:p text:style-name="P3"><text:s text:c="12"/>$table-&gt;id();</text:p>
      <text:p text:style-name="P3"><text:s text:c="12"/>$table-&gt;string('title'); //<text:span text:style-name="T4">varchar</text:span></text:p>
      <text:p text:style-name="P3"><text:s text:c="12"/>$table-&gt;text('description'); //<text:span text:style-name="T4">text </text:span><text:s/></text:p>
      <text:p text:style-name="P3"><text:s text:c="12"/>$table-&gt;timestamps(); // created_at <text:span text:style-name="T4">updated</text:span>_at</text:p>
      <text:p text:style-name="P3"><text:s text:c="8"/>});</text:p>
      <text:p text:style-name="P3"><text:s text:c="4"/>}</text:p>
      <text:p text:style-name="P3"><text:line-break/>run migration : php artisan migrate</text:p>
      <text:p text:style-name="P3"/>
      <text:p text:style-name="P4"><text:span text:style-name="T3">3</text:span><text:span text:style-name="T4">1</text:span> – <text:span text:style-name="T4">data types</text:span></text:p>
      <text:p text:style-name="P5"/>
      <text:p text:style-name="P6">varchar – text - integar – char – bigIntegar – float – boolean – json <text:line-break/><text:line-break/><text:a xlink:type="simple" xlink:href="https://laravel.com/docs/12.x/migrations" text:style-name="Internet_20_link" text:visited-style-name="Visited_20_Internet_20_Link">https://laravel.com/docs/12.x/migrations</text:a></text:p>
      <text:p text:style-name="P6"/>
      <text:p text:style-name="P7"><text:span text:style-name="T5">32</text:span> – <text:span text:style-name="T5">migration commands</text:span></text:p>
      <text:p text:style-name="P8"/>
      <text:p text:style-name="P8"><text:span text:style-name="T6">drop table </text:span><text:span text:style-name="T7">func</text:span><text:span text:style-name="T6"> :</text:span><text:line-break/><text:line-break/> <text:s text:c="3"/>public function down(): void</text:p>
      <text:p text:style-name="P9"><text:s text:c="4"/>{</text:p>
      <text:p text:style-name="P9"><text:s text:c="8"/>Schema::dropIfExists('blogs');</text:p>
      <text:p text:style-name="P9"><text:s text:c="4"/>}</text:p>
      <text:p text:style-name="P9"/>
      <text:p text:style-name="P10">php artisan migrate:status – see status of current migration<text:line-break/>php artisan migrate – migrate all migrations <text:line-break/>php artisan migrate:<text:span text:style-name="T7">fresh drop all and re run fresh migrations</text:span></text:p>
      <text:p text:style-name="P10">php artisan migrate:<text:span text:style-name="T7">refresh reset and rerun migration</text:span></text:p>
      <text:p text:style-name="P10">php artisan migrate:<text:span text:style-name="T7">reset remove migrations tables</text:span></text:p>
      <text:p text:style-name="P10">php artisan migrate:<text:span text:style-name="T7">rollback rollback last action taken</text:span></text:p>
      <text:p text:style-name="P10"/>
      <text:p text:style-name="P10"/>
      <text:p text:style-name="P10"/>
      <text:p text:style-name="P11"><text:span text:style-name="T7">33</text:span> – <text:span text:style-name="T7">Model</text:span></text:p>
      <text:p text:style-name="P12"/>
      <text:p text:style-name="P13">php artisan make:model Blog //<text:span text:style-name="T8">create model for blogs (be aware of name convention)<text:line-break/><text:line-break/></text:span></text:p>
      <text:p text:style-name="P14">use at routes directly :</text:p>
      <text:p text:style-name="P14">1- import at top of web.php use App\Models\Blog;</text:p>
      <text:p text:style-name="P13"><text:span text:style-name="T9">2- add route : </text:span><text:span text:style-name="T8">Route::get('/blog', function (){</text:span></text:p>
      <text:p text:style-name="P15"><text:s text:c="4"/>$blog = Blog::all(); // <text:span text:style-name="T10">select * from blogs</text:span></text:p>
      <text:p text:style-name="P15">});</text:p>
      <text:p text:style-name="P15"/>
      <text:p text:style-name="P16"><text:span text:style-name="T7">3</text:span><text:span text:style-name="T11">4</text:span> – <text:span text:style-name="T7">Model </text:span><text:span text:style-name="T12">with custom table name</text:span></text:p>
      <text:p text:style-name="P17"/>
      <text:p text:style-name="P18">php artisan make:model <text:span text:style-name="T13">My</text:span>Blog //<text:span text:style-name="T8">create model for blogs </text:span><text:span text:style-name="T13">with different name<text:line-break/><text:line-break/>class MyBlog extends Model</text:span></text:p>
      <text:p text:style-name="P18">{</text:p>
      <text:p text:style-name="P18"><text:s text:c="4"/>//</text:p>
      <text:p text:style-name="P18"><text:s text:c="4"/></text:p>
      <text:p text:style-name="P18"><text:soft-page-break/><text:s text:c="4"/>protected $table = 'blogs'; //<text:span text:style-name="T13">set table for blogs </text:span></text:p>
      <text:p text:style-name="P18">}</text:p>
      <text:p text:style-name="P18"/>
      <text:p text:style-name="P19"><text:span text:style-name="T7">3</text:span><text:span text:style-name="T11">5</text:span> – <text:span text:style-name="T11">Sedeer</text:span></text:p>
      <text:p text:style-name="P20"/>
      <text:p text:style-name="P21"><text:span text:style-name="T14">make seeder :</text:span><text:line-break/>php artisan make:seeder UserSeeder<text:line-break/></text:p>
      <text:p text:style-name="P22">add data to seeder :<text:line-break/> <text:s text:c="3"/>public function run(): void</text:p>
      <text:p text:style-name="P21"><text:s text:c="4"/>{</text:p>
      <text:p text:style-name="P21"><text:s text:c="8"/>//</text:p>
      <text:p text:style-name="P21"><text:s text:c="8"/>User::create([</text:p>
      <text:p text:style-name="P21"><text:s text:c="12"/>'name' =&gt; 'Moustafa',</text:p>
      <text:p text:style-name="P21"><text:s text:c="12"/>'email' =&gt; 'moustafa@gmail.com',</text:p>
      <text:p text:style-name="P21"><text:s text:c="12"/>'password' =&gt; Hash::make('password'),</text:p>
      <text:p text:style-name="P21"><text:s text:c="8"/>]);</text:p>
      <text:p text:style-name="P23"><text:s text:c="4"/>}</text:p>
      <text:p text:style-name="P23"><text:line-break/><text:span text:style-name="T15">register seeder in daabaseseeder.php :</text:span></text:p>
      <text:p text:style-name="P23"/>
      <text:p text:style-name="P23"><text:s text:c="4"/>public function run(): void</text:p>
      <text:p text:style-name="P23"><text:s text:c="4"/>{</text:p>
      <text:p text:style-name="P23"/>
      <text:p text:style-name="P23"><text:s text:c="8"/>$this-&gt;call(UserSeeder::class);</text:p>
      <text:p text:style-name="P23"/>
      <text:p text:style-name="P23"><text:s text:c="4"/>}</text:p>
      <text:p text:style-name="P21"/>
      <text:p text:style-name="P24">run seeder :</text:p>
      <text:p text:style-name="P24"/>
      <text:p text:style-name="P25">php artisan <text:a xlink:type="simple" xlink:href="db:seed" text:style-name="Internet_20_link" text:visited-style-name="Visited_20_Internet_20_Link">db:seed</text:a></text:p>
      <text:p text:style-name="P25"/>
      <text:p text:style-name="P26"><text:span text:style-name="T7">3</text:span><text:span text:style-name="T16">6</text:span>– <text:span text:style-name="T16">Factories</text:span></text:p>
      <text:p text:style-name="P27"/>
      <text:p text:style-name="P28"><text:span text:style-name="T14">make </text:span><text:span text:style-name="T17">factory</text:span><text:span text:style-name="T14"> :</text:span><text:line-break/>php artisan make:factory BlogFactory</text:p>
      <text:p text:style-name="P28"/>
      <text:p text:style-name="P29">use faker at BlogFactory :</text:p>
      <text:p text:style-name="P29"/>
      <text:p text:style-name="P29"><text:s text:c="4"/>public function definition(): array</text:p>
      <text:p text:style-name="P29"><text:s text:c="4"/>{</text:p>
      <text:p text:style-name="P29"><text:s text:c="8"/>return [</text:p>
      <text:p text:style-name="P29"><text:s text:c="12"/>'title' =&gt; fake()-&gt;name(),</text:p>
      <text:p text:style-name="P29"><text:s text:c="12"/>'description' =&gt; fake()-&gt;paragraph(),</text:p>
      <text:p text:style-name="P29"><text:s text:c="8"/>];</text:p>
      <text:p text:style-name="P29"><text:s text:c="4"/>}</text:p>
      <text:p text:style-name="P29"/>
      <text:p text:style-name="P29">and at databaseeder.php :<text:line-break/><text:line-break/> <text:s text:c="3"/>public function run(): void</text:p>
      <text:p text:style-name="P29"><text:s text:c="4"/>{</text:p>
      <text:p text:style-name="P29"><text:s text:c="8"/>Blog::factory(10)-&gt;create(); //added numer of records</text:p>
      <text:p text:style-name="P29"/>
      <text:p text:style-name="P29"/>
      <text:p text:style-name="P29"><text:s text:c="8"/>$this-&gt;call(UserSeeder::class);</text:p>
      <text:p text:style-name="P29"/>
      <text:p text:style-name="P29"><text:s text:c="4"/>}</text:p>
      <text:p text:style-name="P29"/>
      <text:p text:style-name="P30">run seeder : </text:p>
      <text:p text:style-name="P30">php artisan <text:a xlink:type="simple" xlink:href="db:seed" text:style-name="Internet_20_link" text:visited-style-name="Visited_20_Internet_20_Link">db:seed</text:a></text:p>
      <text:p text:style-name="P30"/>
      <text:p text:style-name="P31">or it can be run by tinker : php artisan tinker </text:p>
      <text:p text:style-name="P31">App\Models\Blog::factory(10)→create();</text:p>
      <text:p text:style-name="P32"><text:soft-page-break/><text:span text:style-name="T7">3</text:span><text:span text:style-name="T18">7</text:span>– <text:span text:style-name="T18">Add columns to existing tables</text:span></text:p>
      <text:p text:style-name="P33"/>
      <text:p text:style-name="P34"><text:span text:style-name="T18">- adding new record to migration file </text:span></text:p>
      <text:p text:style-name="P34"/>
      <text:p text:style-name="P34"><text:span text:style-name="T14">$table-&gt;string('author'); </text:span></text:p>
      <text:p text:style-name="P34"/>
      <text:p text:style-name="P34">- <text:span text:style-name="T18">then run php artisan </text:span><text:a xlink:type="simple" xlink:href="db:refresh" text:style-name="Internet_20_link" text:visited-style-name="Visited_20_Internet_20_Link"><text:span text:style-name="T18">db:refresh</text:span></text:a><text:span text:style-name="T18"> : will remove old data and rerun migrations</text:span></text:p>
      <text:p text:style-name="P34"/>
      <text:p text:style-name="P34"/>
      <text:p text:style-name="P35">without losing data :</text:p>
      <text:p text:style-name="P35"/>
      <text:p text:style-name="P35">- php artisan make:migration add_new_columns_to_blogs –table=blogs</text:p>
      <text:p text:style-name="P35"/>
      <text:p text:style-name="P36">- add new column :</text:p>
      <text:p text:style-name="P36"><text:line-break/> <text:s text:c="7"/>Schema::table('blogs', function (Blueprint $table) {</text:p>
      <text:p text:style-name="P36"><text:s text:c="12"/>//</text:p>
      <text:p text:style-name="P36"><text:s text:c="12"/>$table→string('author')→nullable()→after('description');<text:line-break/>//or<text:line-break/>$table→string('author')→default(0)→after('description');</text:p>
      <text:p text:style-name="P36"><text:s text:c="8"/>});</text:p>
      <text:p text:style-name="P36"/>
      <text:p text:style-name="P36">- then php artisan migra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3T15:06:32.013242314</dc:date>
    <meta:editing-duration>PT5H21M14S</meta:editing-duration>
    <meta:editing-cycles>46</meta:editing-cycles>
    <meta:generator>LibreOffice/24.8.7.2$Linux_X86_64 LibreOffice_project/f4f281f562fb585d46b0af5755dfe1eb6adc047f</meta:generator>
    <meta:document-statistic meta:table-count="0" meta:image-count="0" meta:object-count="0" meta:page-count="3" meta:paragraph-count="87" meta:word-count="361" meta:character-count="2983" meta:non-whitespace-character-count="2350"/>
  </office:meta>
</office:document-meta>
</file>